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Droid Sans"/>
    </style:style>
    <style:style style:name="P3" style:parent-style-name="Standard" style:family="paragraph">
      <style:paragraph-properties fo:text-align="justify"/>
      <style:text-properties style:font-name="Droid Sans"/>
    </style:style>
    <style:style style:name="P4" style:parent-style-name="Standard" style:family="paragraph">
      <style:paragraph-properties fo:text-align="justify"/>
      <style:text-properties style:font-name="Droid Sans"/>
    </style:style>
    <style:style style:name="P5" style:parent-style-name="Standard" style:family="paragraph">
      <style:paragraph-properties fo:text-align="justify"/>
      <style:text-properties style:font-name="Droid Sans"/>
    </style:style>
    <style:style style:name="P6" style:parent-style-name="Standard" style:family="paragraph">
      <style:paragraph-properties fo:text-align="justify"/>
      <style:text-properties style:font-name="Droid Sans"/>
    </style:style>
    <style:style style:name="P7" style:parent-style-name="Standard" style:family="paragraph">
      <style:paragraph-properties fo:text-align="justify"/>
      <style:text-properties style:font-name="Droid Sans"/>
    </style:style>
    <style:style style:name="P8" style:parent-style-name="Standard" style:family="paragraph">
      <style:paragraph-properties fo:text-align="justify"/>
      <style:text-properties style:font-name="Droid Sans"/>
    </style:style>
    <style:style style:name="P9" style:parent-style-name="Standard" style:family="paragraph">
      <style:paragraph-properties fo:text-align="justify"/>
      <style:text-properties style:font-name="Droid Sans"/>
    </style:style>
    <style:style style:name="P10" style:parent-style-name="Standard" style:family="paragraph">
      <style:paragraph-properties fo:text-align="justify"/>
      <style:text-properties style:font-name="Droid Sans"/>
    </style:style>
    <style:style style:name="P11" style:parent-style-name="Standard" style:family="paragraph">
      <style:paragraph-properties fo:text-align="justify"/>
      <style:text-properties style:font-name="Droid Sans"/>
    </style:style>
    <style:style style:name="P12" style:parent-style-name="Standard" style:family="paragraph">
      <style:paragraph-properties fo:text-align="justify"/>
      <style:text-properties style:font-name="Droid Sans"/>
    </style:style>
    <style:style style:name="P13" style:parent-style-name="Standard" style:family="paragraph">
      <style:paragraph-properties fo:text-align="justify"/>
    </style:style>
    <style:style style:name="T14" style:parent-style-name="Fonteparág.padrão" style:family="text">
      <style:text-properties style:font-name="Droid Sans"/>
    </style:style>
  </office:automatic-styles>
  <office:body>
    <office:text text:use-soft-page-breaks="true">
      <text:p text:style-name="P1">Termo de abertura do projeto</text:p>
      <text:p text:style-name="Título">CMProject</text:p>
      <text:p text:style-name="P2"/>
      <text:p text:style-name="P3">Objetivo: Construir um sistema de gerenciamento de uma locadora de veículos, onde colaboradores poderão manipular toda a movimentação do<text:s/>estabelecimento.</text:p>
      <text:p text:style-name="P4"/>
      <text:p text:style-name="P5">O colaborador deverá possuir habilidades de registrar, apagar e fazer alterações nos veículos, bem como acessar todas as ações dos demais usuários.</text:p>
      <text:p text:style-name="P6"/>
      <text:p text:style-name="P7">O usuário(cliente) deverá ter um cadastro, onde a partir dele terá acesso as funcionalidades do sistema, sendo elas: verificar o acervo de veículos, alugar um veículo, reservar um carro para locação, comentar com os demais usuários sobre os carros e de sua experiência com ele, caso já tenha o alugado.</text:p>
      <text:p text:style-name="P8"/>
      <text:p text:style-name="P9">O sistema também exibirá para o cliente a<text:s/>localização no mapa onde ele poderá encontrar uma das unidades parceiras para a retirada do veiculo.</text:p>
      <text:p text:style-name="P10"/>
      <text:p text:style-name="P11">Também haverá promoções semanais com descontos em veículos ou brindes para os clientes.</text:p>
      <text:p text:style-name="P12"/>
      <text:p text:style-name="P13"><text:span text:style-name="T14">asfdas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Carlos</dc:creator>
    <meta:creation-date>2015-02-15T22:33:00Z</meta:creation-date>
    <dc:date>2015-03-04T13:55:00Z</dc:date>
    <meta:template xlink:href="Normal" xlink:type="simple"/>
    <meta:editing-cycles>6</meta:editing-cycles>
    <meta:editing-duration>PT720S</meta:editing-duration>
    <meta:document-statistic meta:page-count="1" meta:paragraph-count="1" meta:word-count="138" meta:character-count="888" meta:row-count="6" meta:non-whitespace-character-count="751"/>
  </office:meta>
</office:document-meta>
</file>